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chnellster Weg:</text:p>
      <text:p text:style-name="Standard"/>
      <text:p text:style-name="Standard">0 als rückgabe: alles hat funktioniert</text:p>
      <text:p text:style-name="Standard">1: kein Weg gefunden</text:p>
      <text:p text:style-name="Standard">2: ziel nicht definiert</text:p>
      <text:p text:style-name="Standard">3: ziel liegt ausserhalb des intevalls</text:p>
      <text:p text:style-name="Standard">4: start nicht definiert</text:p>
      <text:p text:style-name="Standard">5: start liegt ausserhalb des intervalls</text:p>
      <text:p text:style-name="Standard">6: Start <text:s/>= Zeile</text:p>
      <text:p text:style-name="Standard">7: Start ist Hinderniss</text:p>
      <text:p text:style-name="Standard">8: Ziel ist Hindernis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21$Build-9421</meta:generator>
    <dc:date>2009-12-06T20:45:10</dc:date>
    <meta:editing-cycles>3</meta:editing-cycles>
    <meta:editing-duration>PT3H10M5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0" meta:word-count="43" meta:character-count="261"/>
  </office:meta>
</office:document-meta>
</file>